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1A0000000DB0ADCF90.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11pt" fo:font-weight="bold" style:font-size-asian="11pt" style:font-weight-asian="bold" style:font-size-complex="11pt" style:font-weight-complex="bold"/>
    </style:style>
    <style:style style:name="P2" style:family="paragraph" style:parent-style-name="Standard">
      <style:paragraph-properties fo:text-align="start" style:justify-single-word="false"/>
      <style:text-properties style:font-name="Verdana" fo:font-size="10pt" fo:font-weight="normal" style:font-size-asian="10pt" style:font-weight-asian="normal" style:font-size-complex="10pt" style:font-weight-complex="normal"/>
    </style:style>
    <style:style style:name="P3" style:family="paragraph" style:parent-style-name="Standard">
      <style:paragraph-properties fo:margin-left="-0.026cm" fo:margin-right="0cm" fo:text-align="start" style:justify-single-word="false" fo:text-indent="0cm" style:auto-text-indent="false"/>
      <style:text-properties style:font-name="Verdana" fo:font-size="10pt" fo:font-weight="bold" style:font-size-asian="10pt" style:font-weight-asian="bold" style:font-size-complex="10pt" style:font-weight-complex="bold"/>
    </style:style>
    <style:style style:name="P4" style:family="paragraph" style:parent-style-name="Standard">
      <style:paragraph-properties fo:margin-left="-0.026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5" style:family="paragraph" style:parent-style-name="Standard">
      <style:paragraph-properties fo:margin-left="-0.026cm" fo:margin-right="0cm" fo:text-align="start" style:justify-single-word="false" fo:text-indent="0cm" style:auto-text-indent="false"/>
      <style:text-properties style:font-name="Verdana" fo:font-size="11pt" fo:font-weight="normal" style:font-size-asian="11pt" style:font-weight-asian="normal" style:font-size-complex="11pt" style:font-weight-complex="normal"/>
    </style:style>
    <style:style style:name="P6" style:family="paragraph" style:parent-style-name="Standard">
      <style:paragraph-properties fo:margin-left="0cm" fo:margin-right="0cm" fo:text-align="start" style:justify-single-word="false" fo:text-indent="0cm" style:auto-text-indent="false" fo:break-before="page"/>
      <style:text-properties style:font-name="Verdana" fo:font-size="10pt" fo:font-weight="bold" style:font-size-asian="10pt" style:font-weight-asian="bold" style:font-size-complex="10pt" style:font-weight-complex="bold"/>
    </style:style>
    <style:style style:name="P7" style:family="paragraph" style:parent-style-name="Standard">
      <style:paragraph-properties fo:margin-left="0cm" fo:margin-right="0cm" fo:text-align="start" style:justify-single-word="false" fo:text-indent="0cm" style:auto-text-indent="false"/>
      <style:text-properties style:font-name="Verdana" fo:font-size="10pt" fo:font-weight="bold" style:font-size-asian="10pt" style:font-weight-asian="bold" style:font-size-complex="10pt" style:font-weight-complex="bold"/>
    </style:style>
    <style:style style:name="P8" style:family="paragraph" style:parent-style-name="Standard">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fo:break-before="page"/>
      <style:text-properties style:font-name="Verdana" fo:font-size="10pt" fo:font-weight="normal" style:font-size-asian="10pt" style:font-weight-asian="normal" style:font-size-complex="10pt" style:font-weight-complex="normal"/>
    </style:style>
    <style:style style:name="P10" style:family="paragraph">
      <style:paragraph-properties fo:margin-left="0cm" fo:margin-right="0cm" fo:margin-top="0cm" fo:margin-bottom="0cm" fo:line-height="100%" fo:text-indent="0cm"/>
    </style:style>
    <style:style style:name="P11"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font-size-asian="11pt" style:font-size-complex="11pt"/>
    </style:style>
    <style:style style:name="T3" style:family="text">
      <style:text-properties fo:font-size="10pt" style:font-size-asian="10pt" style:font-size-complex="10pt"/>
    </style:style>
    <style:style style:name="T4" style:family="text">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stroke-dash="Fine_20_Dotte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04cm" fo:min-width="5.629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Fine_20_Dotte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04cm" fo:min-width="5.77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C Race Station PC Instructions</text:p>
      <text:p text:style-name="P7"/>
      <text:p text:style-name="P3">How to Login to Windows 8.1</text:p>
      <text:p text:style-name="P3"/>
      <text:p text:style-name="P4"><draw:frame text:anchor-type="paragraph" draw:z-index="3" draw:style-name="gr1" draw:text-style-name="P11" svg:width="6.13cm" svg:height="0.756cm" svg:x="7.031cm" svg:y="1.84cm"><draw:text-box><text:p text:style-name="P10"><text:span text:style-name="T4">This is called the Lock Screen</text:span></text:p></draw:text-box></draw:frame> </text:p>
      <text:p text:style-name="P4"><draw:frame draw:style-name="fr1" draw:name="graphics13" text:anchor-type="paragraph" svg:x="0.06cm" svg:y="0cm" svg:width="6.35cm" svg:height="4.789cm" draw:z-index="21"><draw:image xlink:href="../Pictures/LockScreen.gif" xlink:type="simple" xlink:show="embed" xlink:actuate="onLoad"/></draw:frame></text:p>
      <text:p text:style-name="P4"/>
      <text:p text:style-name="P4">Click the Bottom RHS or Swipe the Finger from Bottom RHS towards Top LHS</text:p>
      <text:p text:style-name="P4"/>
      <text:p text:style-name="P4"><draw:frame draw:style-name="fr1" draw:name="graphics14" text:anchor-type="paragraph" svg:x="0.048cm" svg:y="0.085cm" svg:width="2.937cm" svg:height="2.117cm" draw:z-index="22"><draw:image xlink:href="../Pictures/LoginScreen.gif" xlink:type="simple" xlink:show="embed" xlink:actuate="onLoad" draw:filter-name="&lt;All formats&gt;"/></draw:frame><draw:frame text:anchor-type="paragraph" draw:z-index="4" draw:style-name="gr2" draw:text-style-name="P11" svg:width="6.271cm" svg:height="0.756cm" svg:x="6.978cm" svg:y="0.728cm"><draw:text-box><text:p text:style-name="P10"><text:span text:style-name="T4">This is called the Login Screen</text:span></text:p></draw:text-box></draw:frame> </text:p>
      <text:p text:style-name="P4"/>
      <text:p text:style-name="P4"/>
      <text:p text:style-name="P4">Click or Touch Race_Station</text:p>
      <text:p text:style-name="P4"/>
      <text:p text:style-name="P4"><draw:frame draw:style-name="fr2" draw:name="graphics31" text:anchor-type="as-char" svg:width="2.831cm" svg:height="2.117cm" draw:z-index="0"><draw:image xlink:href="https://encrypted-tbn3.gstatic.com/images?q=tbn:ANd9GcSLTp3Sjaq8QhOFbK82EJ0_hfAAPhCgtYyb3gYDzvhQ8WEiWuAYXQ3vMQ" xlink:type="simple" xlink:show="embed" xlink:actuate="onLoad"/></draw:frame> </text:p>
      <text:p text:style-name="P4"/>
      <text:p text:style-name="P4">Enter Race Station Password <text:span text:style-name="T1">Reaper2</text:span> (case sensitive)</text:p>
      <text:p text:style-name="P4"/>
      <text:p text:style-name="P4">On Desktop Click or Touch <text:span text:style-name="T1">Racing Signals</text:span></text:p>
      <text:p text:style-name="P4"/>
      <text:p text:style-name="P4"/>
      <text:p text:style-name="P3">To Set up a permanent On Screen Keyboard (OSK)</text:p>
      <text:p text:style-name="P4">On the Login Screen Click the Ease of Access icon</text:p>
      <text:p text:style-name="P4"><draw:frame draw:style-name="fr1" draw:name="graphics25" text:anchor-type="paragraph" svg:x="0.351cm" svg:y="0.106cm" svg:width="2.117cm" svg:height="2.117cm" draw:z-index="1"><draw:image xlink:href="../Pictures/EaseOfAccessIcon.gif" xlink:type="simple" xlink:show="embed" xlink:actuate="onLoad" draw:filter-name="&lt;All formats&gt;"/></draw:frame><draw:frame draw:style-name="fr1" draw:name="graphics26" text:anchor-type="paragraph" svg:x="3.658cm" svg:y="0.138cm" svg:width="3.757cm" svg:height="5.768cm" draw:z-index="2"><draw:image xlink:href="file:///E:/My%20Documents/ais/YachtSource/Racing%20Signals%20(on%20USB)/RacingSignals/Pictures/QuickAccessMenu.gif" xlink:type="simple" xlink:show="embed" xlink:actuate="onLoad" draw:filter-name="&lt;All formats&gt;"/></draw:frame>On the Menu Select On Screen Keyboard</text:p>
      <text:p text:style-name="P4"/>
      <text:p text:style-name="P9"><draw:frame draw:style-name="fr3" draw:name="graphics2" text:anchor-type="paragraph" svg:width="9.34cm" svg:height="2.805cm" draw:z-index="15"><draw:image xlink:href="../Pictures/splash.gif" xlink:type="simple" xlink:show="embed" xlink:actuate="onLoad" draw:filter-name="&lt;All formats&gt;"/></draw:frame></text:p>
      <text:p text:style-name="P2"/>
      <text:p text:style-name="P2">The “Splash” flag display will disappear after 2 seconds.</text:p>
      <text:p text:style-name="P2"/>
      <text:p text:style-name="P2">Click or Touch the Start Sequence <text:s/></text:p>
      <text:p text:style-name="P2"><draw:frame draw:style-name="fr1" draw:name="graphics21" text:anchor-type="paragraph" svg:x="0.319cm" svg:y="0.291cm" svg:width="5.038cm" svg:height="1.969cm" draw:z-index="12"><draw:image xlink:href="../Pictures/startsequence.gif" xlink:type="simple" xlink:show="embed" xlink:actuate="onLoad" draw:filter-name="&lt;All formats&gt;"/></draw:frame></text:p>
      <text:p text:style-name="P2">All available sequences will be displayed</text:p>
      <text:p text:style-name="P2"><draw:frame draw:style-name="fr1" draw:name="graphics22" text:anchor-type="paragraph" svg:x="0.483cm" svg:y="0.318cm" svg:width="4.868cm" svg:height="4.17cm" draw:z-index="13"><draw:image xlink:href="../Pictures/sequencies.gif" xlink:type="simple" xlink:show="embed" xlink:actuate="onLoad" draw:filter-name="&lt;All formats&gt;"/></draw:frame></text:p>
      <text:p text:style-name="P2">There are 4 sequences to choose from</text:p>
      <text:p text:style-name="P2">SYC Single &amp; SYC Multiple are the basic sequences that emulate the current starting system.</text:p>
      <text:p text:style-name="P2">For training purposes, X10 Run the sequences at 10 times the “normal” speed</text:p>
      <text:p text:style-name="P2">Terminate exits the program.</text:p>
      <text:p text:style-name="P2"/>
      <text:p text:style-name="P2">Click or Touch the required sequence</text:p>
      <text:p text:style-name="P2"><text:s/></text:p>
      <text:p text:style-name="P2">To start a sequence you must enter a start time in 24 hour format in whole minutes.</text:p>
      <text:p text:style-name="P2"/>
      <text:p text:style-name="P2">Touch or Click the OSK icon</text:p>
      <text:p text:style-name="P2"><draw:frame draw:style-name="fr1" draw:name="graphics10" text:anchor-type="paragraph" svg:x="0.139cm" svg:y="0.238cm" svg:width="7.779cm" svg:height="1.561cm" draw:z-index="18"><draw:image xlink:href="../Pictures/osk_icon.gif" xlink:type="simple" xlink:show="embed" xlink:actuate="onLoad" draw:filter-name="&lt;All formats&gt;"/></draw:frame></text:p>
      <text:p text:style-name="P2">Enter the Start Time</text:p>
      <text:p text:style-name="P2">The First Start Time will be displayed in red until a valid time is entered</text:p>
      <text:p text:style-name="P2"/>
      <text:p text:style-name="P2"><draw:frame draw:style-name="fr1" draw:name="graphics3" text:anchor-type="paragraph" svg:x="0.312cm" svg:y="0.265cm" svg:width="3.731cm" svg:height="1.482cm" draw:z-index="10"><draw:image xlink:href="../Pictures/firststarttime.gif" xlink:type="simple" xlink:show="embed" xlink:actuate="onLoad" draw:filter-name="&lt;All formats&gt;"/></draw:frame></text:p>
      <text:p text:style-name="P2">The start time must be before the first warning signal time.</text:p>
      <text:p text:style-name="P2">If the First Start Time is into the next day you will see this error message.</text:p>
      <text:p text:style-name="P2"><draw:frame draw:style-name="fr4" draw:name="graphics11" text:anchor-type="paragraph" svg:width="8.281cm" svg:height="3.942cm" draw:z-index="19"><draw:image xlink:href="../Pictures/StartNextDay.gif" xlink:type="simple" xlink:show="embed" xlink:actuate="onLoad" draw:filter-name="&lt;All formats&gt;"/></draw:frame><text:soft-page-break/></text:p>
      <text:p text:style-name="P2">Touch or Click Cancel if the start is not tomorrow.</text:p>
      <text:p text:style-name="P2"/>
      <text:p text:style-name="P4">There are 4 buttons controlled by the start sequence, Postpone, Recall, General Recall and Finish plus a Horn button. <text:span text:style-name="T2">A button is only active if it is coloured Yellow or Green. If Clicked or Touched when Yellow, the button will turn Green for the duration of the signal. Clicking or Touching the button whilst Green will terminate the signal. </text:span></text:p>
      <text:p text:style-name="P4"/>
      <text:p text:style-name="P5"><text:span text:style-name="T3">For example, the first click of the Postpone will raise the Postpone flag making the associated sound signal </text:span><text:span text:style-name="T3"><draw:frame draw:style-name="fr5" draw:name="graphics7" text:anchor-type="as-char" svg:width="1.323cm" svg:height="0.794cm" draw:z-index="5"><draw:image xlink:href="file:///C:/Documents%20and%20Settings/All%20Users/Application%20Data/Arundale/RacingSignals/SignalImages/Horn2Short.gif" xlink:type="simple" xlink:show="embed" xlink:actuate="onLoad"/></draw:frame></text:span><text:span text:style-name="T3">, the second click will lower the Postpone flag making </text:span><text:span text:style-name="T3"><draw:frame draw:style-name="fr6" draw:name="graphics8" text:anchor-type="as-char" svg:y="-0.873cm" svg:width="1.323cm" svg:height="0.794cm" draw:z-index="6"><draw:image xlink:href="file:///C:/Documents%20and%20Settings/All%20Users/Application%20Data/Arundale/RacingSignals/SignalImages/Horn1Short.gif" xlink:type="simple" xlink:show="embed" xlink:actuate="onLoad"/></draw:frame></text:span><text:span text:style-name="T3">.</text:span></text:p>
      <text:p text:style-name="P4"/>
      <text:p text:style-name="P5"><text:span text:style-name="T3">During a start sequence, if a signal is invalid, the associated button will be “grayed out” </text:span><text:span text:style-name="T3"><draw:frame draw:style-name="fr7" draw:name="graphics9" text:anchor-type="as-char" svg:width="2.408cm" svg:height="1.138cm" draw:z-index="7"><draw:image xlink:href="../Pictures/recallgrey.gif" xlink:type="simple" xlink:show="embed" xlink:actuate="onLoad" draw:filter-name="&lt;All formats&gt;"/></draw:frame></text:span></text:p>
      <text:p text:style-name="P8"/>
      <text:p text:style-name="P8">The Recall and General Recall buttons are enabled at the Class Start time and will remain enabled for 30 seconds. Clicking or Touching either will make the appropriate Sound and Light signals. The button will remain enabled until the button is Clicked or Touched a second time or 4 minutes has elapsed.</text:p>
      <text:p text:style-name="P8"/>
      <text:p text:style-name="P8">After the last Class has started and Recalls have timed out, the Finish button is activated </text:p>
      <text:p text:style-name="P8"><draw:frame draw:style-name="fr1" draw:name="graphics1" text:anchor-type="paragraph" svg:x="0.192cm" svg:y="0.132cm" svg:width="2.686cm" svg:height="1.305cm" draw:z-index="14"><draw:image xlink:href="../Pictures/finishbutton.gif" xlink:type="simple" xlink:show="embed" xlink:actuate="onLoad" draw:filter-name="&lt;All formats&gt;"/></draw:frame></text:p>
      <text:p text:style-name="P8">Clicking the finish button or pressing &lt;Enter&gt; will create an entry in the Finishing table.</text:p>
      <text:p text:style-name="P8"><draw:frame draw:style-name="fr1" draw:name="graphics12" text:anchor-type="paragraph" svg:x="0.497cm" svg:y="0.053cm" svg:width="3.572cm" svg:height="2.884cm" draw:z-index="11"><draw:image xlink:href="../Pictures/finishtimes.gif" xlink:type="simple" xlink:show="embed" xlink:actuate="onLoad" draw:filter-name="&lt;All formats&gt;"/></draw:frame></text:p>
      <text:p text:style-name="P8">Once a start sequence is running, the only way to reset it is to reload the sequence again and entering a new start time.</text:p>
      <text:p text:style-name="P8"/>
      <text:p text:style-name="P7">Controller</text:p>
      <text:p text:style-name="P8">The icon <draw:frame draw:style-name="fr5" draw:name="graphics18" text:anchor-type="as-char" svg:width="1.104cm" svg:height="0.607cm" draw:z-index="8"><draw:image xlink:href="../Pictures/connected.gif" xlink:type="simple" xlink:show="embed" xlink:actuate="onLoad" draw:filter-name="&lt;All formats&gt;"/></draw:frame> is displayed when the PC is connected to the controller, or <text:s/><draw:frame draw:style-name="fr8" draw:name="graphics15" text:anchor-type="as-char" svg:width="1.067cm" svg:height="0.676cm" draw:z-index="23"><draw:image xlink:href="Pictures/100000000000001A0000000DB0ADCF90.gif" xlink:type="simple" xlink:show="embed" xlink:actuate="onLoad"/></draw:frame> <text:s/>when not connected.</text:p>
      <text:p text:style-name="P8">The icon <draw:frame draw:style-name="fr5" draw:name="graphics20" text:anchor-type="as-char" svg:width="0.755cm" svg:height="0.601cm" draw:z-index="9"><draw:image xlink:href="../Pictures/speaker.gif" xlink:type="simple" xlink:show="embed" xlink:actuate="onLoad" draw:filter-name="&lt;All formats&gt;"/></draw:frame> is displayed if a sound card has been found on the PC. </text:p>
      <text:p text:style-name="P8"/>
      <text:p text:style-name="P6">To Terminate the Program</text:p>
      <text:p text:style-name="P8">Touch or Click the Start Sequence</text:p>
      <text:p text:style-name="P8"><draw:frame draw:style-name="fr1" draw:name="graphics4" text:anchor-type="paragraph" svg:x="0.483cm" svg:y="0.318cm" svg:width="4.868cm" svg:height="4.17cm" draw:z-index="16"><draw:image xlink:href="../Pictures/sequencies.gif" xlink:type="simple" xlink:show="embed" xlink:actuate="onLoad" draw:filter-name="&lt;All formats&gt;"/></draw:frame>Touch or Click Terminate</text:p>
      <text:p text:style-name="P8"><draw:frame draw:style-name="fr1" draw:name="graphics5" text:anchor-type="paragraph" svg:x="0.563cm" svg:y="0.212cm" svg:width="8.89cm" svg:height="3.413cm" draw:z-index="17"><draw:image xlink:href="../Pictures/queryterminate.gif" xlink:type="simple" xlink:show="embed" xlink:actuate="onLoad" draw:filter-name="&lt;All formats&gt;"/></draw:frame>Touch or Click OK</text:p>
      <text:p text:style-name="P8"/>
      <text:p text:style-name="P7">Log Off PC</text:p>
      <text:p text:style-name="P8">Touch or Click Start</text:p>
      <text:p text:style-name="P8"><draw:frame draw:style-name="fr1" draw:name="graphics6" text:anchor-type="paragraph" svg:x="0.049cm" svg:y="0.138cm" svg:width="12.139cm" svg:height="11.952cm" draw:z-index="20"><draw:image xlink:href="../Pictures/LogOff.gif" xlink:type="simple" xlink:show="embed" xlink:actuate="onLoad" draw:filter-name="&lt;All formats&gt;"/></draw:frame>Touch or Click at RHS of Shut Down to bring up selection list</text:p>
      <text:p text:style-name="P8">Touch or Click Log Off</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stroke-dash draw:name="Fine_20_Dotted" draw:display-name="Fine Dotted" draw:style="rect" draw:dots1="1" draw:distance="0.25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eal Arundale</meta:initial-creator>
    <meta:creation-date>2015-05-14T13:09:04.96</meta:creation-date>
    <dc:date>2016-02-24T17:02:19.27</dc:date>
    <dc:creator>Neal Arundale</dc:creator>
    <meta:editing-duration>PT4H49M38S</meta:editing-duration>
    <meta:editing-cycles>9</meta:editing-cycles>
    <meta:generator>OpenOffice/4.1.1$Win32 OpenOffice.org_project/411m6$Build-9775</meta:generator>
    <meta:document-statistic meta:table-count="0" meta:image-count="22" meta:object-count="0" meta:page-count="4" meta:paragraph-count="46" meta:word-count="499" meta:character-count="2769"/>
  </office:meta>
</office:document-meta>
</file>